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al" svg:font-family="Terminal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ermin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erminal" svg:font-family="Terminal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